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99a" officeooo:paragraph-rsid="0014799a"/>
    </style:style>
    <style:style style:name="P2" style:family="paragraph" style:parent-style-name="Standard">
      <style:text-properties officeooo:rsid="0014799a" officeooo:paragraph-rsid="0019c189"/>
    </style:style>
    <style:style style:name="T1" style:family="text">
      <style:text-properties officeooo:rsid="001ed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fichier PDF protégé par un mot de passe <text:span text:style-name="T1">utilisateur</text:span> : C8o_pwd75!</text:p>
      <text:p text:style-name="P2">Ceci est un fichier PDF protégé par un mot de passe <text:span text:style-name="T1">propriétaire</text:span> : C8o_pwd<text:span text:style-name="T1">9</text:span>5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5-03-27T10:48:59.656956200</meta:creation-date>
    <dc:date>2025-03-28T14:25:18.011282900</dc:date>
    <dc:creator>Grégory VORBE</dc:creator>
    <meta:editing-duration>PT4M6S</meta:editing-duration>
    <meta:editing-cycles>6</meta:editing-cycles>
    <meta:generator>LibreOffice/25.2.0.3$Windows_X86_64 LibreOffice_project/e1cf4a87eb02d755bce1a01209907ea5ddc8f069</meta:generator>
    <meta:print-date>2025-03-27T15:04:21.829521600</meta:print-date>
    <meta:printed-by>Fichiers PDF: Grégory VORBE</meta:printed-by>
    <dc:subject>METADATA OF A PASSWORD PROTECTED PDF FILE</dc:subject>
    <dc:title>PASSWORD PROTECTED PDF FILE</dc:title>
    <meta:keyword>C8o_pwd75!</meta:keyword>
    <meta:document-statistic meta:table-count="0" meta:image-count="0" meta:object-count="0" meta:page-count="1" meta:paragraph-count="2" meta:word-count="28" meta:character-count="153" meta:non-whitespace-character-count="127"/>
  </office:meta>
</office:document-meta>
</file>